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37.4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66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ext-properties style:font-name="DejaVu Sans Mono"/>
    </style:style>
    <style:style style:name="ce4" style:family="table-cell" style:parent-style-name="Default"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9pt" fo:font-weight="bold" style:font-name-asian="Liberation Mono;Courier New" style:font-size-asian="9pt" style:font-size-complex="9pt" style:font-weight-asian="bold" style:font-weight-complex="bold"/>
    </style:style>
    <style:style style:name="T2" style:family="text">
      <style:text-properties fo:color="#000000" style:font-name="monospace" fo:font-weight="bold" style:font-name-asian="Liberation Mono;Courier New" style:font-weight-asian="bold" style:font-weight-complex="bold" fo:font-size="10pt" style:font-size-asian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Train </text:p>
          </table:table-cell>
          <table:table-cell table:style-name="ce1" office:value-type="string" calcext:value-type="string">
            <text:p>Augmented Validation </text:p>
          </table:table-cell>
          <table:table-cell table:style-name="ce1" office:value-type="string" calcext:value-type="string">
            <text:p>Validation Data size</text:p>
          </table:table-cell>
          <table:table-cell table:style-name="ce1" office:value-type="string" calcext:value-type="string">
            <text:p>Test Data size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table:formula="of:=27447+[.D2]" office:value-type="float" office:value="39209" calcext:value-type="float">
            <text:p>39209</text:p>
          </table:table-cell>
          <table:table-cell table:style-name="ce5" office:value-type="string" calcext:value-type="string">
            <text:p>FlipHorizontal</text:p>
          </table:table-cell>
          <table:table-cell table:style-name="ce8" office:value-type="float" office:value="11762" calcext:value-type="float">
            <text:p>11762</text:p>
          </table:table-cell>
          <table:table-cell table:style-name="ce2"/>
          <table:table-cell table:style-name="Default"/>
          <table:table-cell table:style-name="ce5" office:value-type="float" office:value="0.874" calcext:value-type="float">
            <text:p>0.874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Default"/>
          <table:table-cell table:style-name="ce5"/>
          <table:table-cell/>
          <table:table-cell table:style-name="ce8" office:value-type="float" office:value="0.647" calcext:value-type="float">
            <text:p>0.64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674" calcext:value-type="float">
            <text:p>0.67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689" calcext:value-type="float">
            <text:p>0.68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705" calcext:value-type="float">
            <text:p>0.70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701" calcext:value-type="float">
            <text:p>0.70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708" calcext:value-type="float">
            <text:p>0.70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718" calcext:value-type="float">
            <text:p>0.71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704" calcext:value-type="float">
            <text:p>0.70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8" office:value-type="float" office:value="0.698" calcext:value-type="float">
            <text:p>0.69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4" table:formula="of:=AVERAGE([.F3:.F11])" office:value-type="float" office:value="0.693777777777778" calcext:value-type="float">
            <text:p>0.6937777778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FlipVertical</text:p>
          </table:table-cell>
          <table:table-cell table:number-columns-repeated="2"/>
          <table:table-cell table:style-name="ce8" office:value-type="float" office:value="0.467" calcext:value-type="float">
            <text:p>0.467</text:p>
          </table:table-cell>
          <table:table-cell table:style-name="ce5" office:value-type="float" office:value="0.885" calcext:value-type="float">
            <text:p>0.88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0.562" calcext:value-type="float">
            <text:p>0.56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92" calcext:value-type="float">
            <text:p>0.59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04" calcext:value-type="float">
            <text:p>0.60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12" calcext:value-type="float">
            <text:p>0.61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2" calcext:value-type="float">
            <text:p>0.6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28" calcext:value-type="float">
            <text:p>0.62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31" calcext:value-type="float">
            <text:p>0.63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38" calcext:value-type="float">
            <text:p>0.63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26" calcext:value-type="float">
            <text:p>0.62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4" table:formula="of:=AVERAGE([.F14:.F23])" office:value-type="float" office:value="0.598" calcext:value-type="float">
            <text:p>0.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rop</text:p>
          </table:table-cell>
          <table:table-cell table:number-columns-repeated="2"/>
          <table:table-cell table:style-name="ce8" office:value-type="float" office:value="0.694" calcext:value-type="float">
            <text:p>0.694</text:p>
          </table:table-cell>
          <table:table-cell table:style-name="ce5" office:value-type="float" office:value="0.854" calcext:value-type="float">
            <text:p>0.85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0.771" calcext:value-type="float">
            <text:p>0.77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753" calcext:value-type="float">
            <text:p>0.75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96" calcext:value-type="float">
            <text:p>0.69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34" calcext:value-type="float">
            <text:p>0.63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79" calcext:value-type="float">
            <text:p>0.57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65" calcext:value-type="float">
            <text:p>0.56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86" calcext:value-type="float">
            <text:p>0.48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78" calcext:value-type="float">
            <text:p>0.47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03" calcext:value-type="float">
            <text:p>0.40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AVERAGE([.F27:.F36])" office:value-type="float" office:value="0.6059" calcext:value-type="float">
            <text:p>0.60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">GaussianBlu</text:span><text:span text:style-name="T2">r</text:span></text:p>
          </table:table-cell>
          <table:table-cell table:number-columns-repeated="2"/>
          <table:table-cell table:style-name="ce8" office:value-type="float" office:value="0.573" calcext:value-type="float">
            <text:p>0.573</text:p>
          </table:table-cell>
          <table:table-cell table:style-name="ce5" office:value-type="float" office:value="0.857" calcext:value-type="float">
            <text:p>0.85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0.637" calcext:value-type="float">
            <text:p>0.63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9" calcext:value-type="float">
            <text:p>0.5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22" calcext:value-type="float">
            <text:p>0.52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73" calcext:value-type="float">
            <text:p>0.47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33" calcext:value-type="float">
            <text:p>0.43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356" calcext:value-type="float">
            <text:p>0.35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308" calcext:value-type="float">
            <text:p>0.30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293" calcext:value-type="float">
            <text:p>0.29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274" calcext:value-type="float">
            <text:p>0.27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AVERAGE([.F39:.F48])" office:value-type="float" office:value="0.4459" calcext:value-type="float">
            <text:p>0.44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Dropout</text:p>
          </table:table-cell>
          <table:table-cell table:number-columns-repeated="2"/>
          <table:table-cell table:style-name="ce8" office:value-type="float" office:value="0.71" calcext:value-type="float">
            <text:p>0.71</text:p>
          </table:table-cell>
          <table:table-cell table:style-name="ce5" office:value-type="float" office:value="0.877" calcext:value-type="float">
            <text:p>0.87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0.747" calcext:value-type="float">
            <text:p>0.74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705" calcext:value-type="float">
            <text:p>0.70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68" calcext:value-type="float">
            <text:p>0.66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613" calcext:value-type="float">
            <text:p>0.61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67" calcext:value-type="float">
            <text:p>0.56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15" calcext:value-type="float">
            <text:p>0.51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94" calcext:value-type="float">
            <text:p>0.49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48" calcext:value-type="float">
            <text:p>0.4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 table:formula="of:=AVERAGE([.F50:.F58])" office:value-type="float" office:value="0.607444444444444" calcext:value-type="float">
            <text:p>0.60744444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Affi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float" office:value="0.343" calcext:value-type="float">
            <text:p>0.343</text:p>
          </table:table-cell>
          <table:table-cell table:style-name="ce5" office:value-type="float" office:value="0.879" calcext:value-type="float">
            <text:p>0.87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0.261" calcext:value-type="float">
            <text:p>0.26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158" calcext:value-type="float">
            <text:p>0.15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103" calcext:value-type="float">
            <text:p>0.10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079" calcext:value-type="float">
            <text:p>0.07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057" calcext:value-type="float">
            <text:p>0.05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051" calcext:value-type="float">
            <text:p>0.05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044" calcext:value-type="float">
            <text:p>0.04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04" calcext:value-type="float">
            <text:p>0.0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04" calcext:value-type="float">
            <text:p>0.0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AVERAGE([.F64:.F73])" office:value-type="float" office:value="0.1176" calcext:value-type="float">
            <text:p>0.11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ElasticTransformation</text:p>
          </table:table-cell>
          <table:table-cell table:number-columns-repeated="2"/>
          <table:table-cell table:style-name="ce8" office:value-type="float" office:value="0.586" calcext:value-type="float">
            <text:p>0.586</text:p>
          </table:table-cell>
          <table:table-cell table:style-name="ce5" office:value-type="float" office:value="0.889" calcext:value-type="float">
            <text:p>0.88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0.582" calcext:value-type="float">
            <text:p>0.58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53" calcext:value-type="float">
            <text:p>0.5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64" calcext:value-type="float">
            <text:p>0.46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409" calcext:value-type="float">
            <text:p>0.40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381" calcext:value-type="float">
            <text:p>0.38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331" calcext:value-type="float">
            <text:p>0.33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304" calcext:value-type="float">
            <text:p>0.30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234" calcext:value-type="float">
            <text:p>0.23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float" office:value="0.256" calcext:value-type="float">
            <text:p>0.25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AVERAGE([.F76:.F85])" office:value-type="float" office:value="0.4077" calcext:value-type="float">
            <text:p>0.407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reprocess</text:p>
          </table:table-cell>
          <table:table-cell table:style-name="ce4" office:value-type="string" calcext:value-type="string">
            <text:p>ElasticTransformation</text:p>
          </table:table-cell>
          <table:table-cell table:number-columns-repeated="3"/>
          <table:table-cell table:style-name="ce9" office:value-type="float" office:value="0.872" calcext:value-type="float">
            <text:p>0.8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reprocess</text:p>
          </table:table-cell>
          <table:table-cell table:style-name="ce5" office:value-type="string" calcext:value-type="string">
            <text:p>FlipHorizontal</text:p>
          </table:table-cell>
          <table:table-cell table:number-columns-repeated="3"/>
          <table:table-cell table:style-name="ce9" office:value-type="float" office:value="0.888" calcext:value-type="float">
            <text:p>0.888</text:p>
          </table:table-cell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4:52:45.269096821</meta:creation-date>
    <dc:date>2017-02-12T16:34:19.077858217</dc:date>
    <meta:editing-duration>PT42M26S</meta:editing-duration>
    <meta:editing-cycles>8</meta:editing-cycles>
    <meta:generator>LibreOffice/5.1.4.2$Linux_X86_64 LibreOffice_project/10m0$Build-2</meta:generator>
    <meta:document-statistic meta:table-count="1" meta:cell-count="104" meta:object-count="0"/>
  </office:meta>
</office:document-meta>
</file>